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9c4ac" officeooo:paragraph-rsid="0019c4ac" style:font-size-asian="8.75pt" style:font-size-complex="10pt"/>
    </style:style>
    <style:style style:name="P2" style:family="paragraph" style:parent-style-name="Standard">
      <style:text-properties fo:font-size="10pt" officeooo:rsid="001bef00" officeooo:paragraph-rsid="001bef00" style:font-size-asian="8.75pt" style:font-size-complex="10pt"/>
    </style:style>
    <style:style style:name="P3" style:family="paragraph" style:parent-style-name="Standard">
      <style:text-properties fo:font-size="10pt" officeooo:rsid="001c061a" officeooo:paragraph-rsid="001c061a" style:font-size-asian="8.75pt" style:font-size-complex="10pt"/>
    </style:style>
    <style:style style:name="P4" style:family="paragraph" style:parent-style-name="Standard">
      <style:text-properties fo:font-size="10pt" officeooo:rsid="001c061a" officeooo:paragraph-rsid="001d9190" style:font-size-asian="8.75pt" style:font-size-complex="10pt"/>
    </style:style>
    <style:style style:name="T1" style:family="text">
      <style:text-properties officeooo:rsid="001d91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HTTP, TCP, QUIC.</text:p>
      <text:p text:style-name="P2">2. [Time since request: 0.375263296 seconds]</text:p>
      <text:p text:style-name="P3">3. The Internet address of the gaia.cs.umass.edu: 185.43.207.221</text:p>
      <text:p text:style-name="P4">The Internet address of my computer: <text:span text:style-name="T1">192.168.1.57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6:29:14.467882078</meta:creation-date>
    <dc:date>2017-02-22T16:38:58.367117293</dc:date>
    <meta:editing-duration>PT9M43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4" meta:word-count="25" meta:character-count="177" meta:non-whitespace-character-count="155"/>
  </office:meta>
</office:document-meta>
</file>